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P7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dcba7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officeooo:paragraph-rsid="000f9142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3" fo:font-size="11pt" fo:font-weight="normal" officeooo:rsid="000a2d1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3" fo:font-size="9.5pt" fo:font-weight="normal" officeooo:rsid="000cf346" officeooo:paragraph-rsid="0010d7ba" style:font-size-asian="9.5pt" style:font-weight-asian="normal" style:font-size-complex="9.5pt" style:font-weight-complex="normal"/>
    </style:style>
    <style:style style:name="P17" style:family="paragraph" style:parent-style-name="Footnote">
      <style:text-properties officeooo:paragraph-rsid="001c672f"/>
    </style:style>
    <style:style style:name="P18" style:family="paragraph" style:parent-style-name="Standard" style:master-page-name="Standard">
      <style:paragraph-properties style:page-number="auto"/>
      <style:text-properties officeooo:paragraph-rsid="002dcba7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officeooo:paragraph-rsid="001a7233"/>
    </style:style>
    <style:style style:name="P21" style:family="paragraph" style:parent-style-name="Standard" style:list-style-name="L2">
      <style:text-properties fo:font-size="11pt" style:font-size-asian="11pt" style:font-size-complex="11pt"/>
    </style:style>
    <style:style style:name="P22" style:family="paragraph" style:parent-style-name="Standard" style:list-style-name="L2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3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24" style:family="paragraph" style:parent-style-name="Standard" style:list-style-name="L2">
      <style:text-properties fo:color="#000000" style:text-line-through-style="none" fo:language="nl" fo:country="NL" fo:font-weight="normal" officeooo:paragraph-rsid="00149545" fo:background-color="transparent" style:language-asian="nl" style:country-asian="NL" style:font-weight-asian="normal" style:font-weight-complex="normal"/>
    </style:style>
    <style:style style:name="P25" style:family="paragraph" style:parent-style-name="Standard" style:list-style-name="L2">
      <style:text-properties fo:color="#000000" style:text-line-through-style="none" fo:language="nl" fo:country="NL" fo:font-weight="normal" officeooo:paragraph-rsid="0014931e" fo:background-color="transparent" style:language-asian="nl" style:country-asian="NL" style:font-weight-asian="normal" style:font-weight-complex="normal"/>
    </style:style>
    <style:style style:name="P26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27" style:family="paragraph" style:parent-style-name="Standard" style:list-style-name="L2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8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03651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2a5c1c"/>
    </style:style>
    <style:style style:name="P4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5" style:family="paragraph" style:parent-style-name="Standard" style:list-style-name="L2">
      <style:paragraph-properties fo:break-before="page"/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6" style:family="paragraph" style:parent-style-name="Footnote">
      <style:text-properties officeooo:rsid="003108b7" officeooo:paragraph-rsid="003108b7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Ubuntu3" fo:font-size="11pt" style:font-name-asian="Times New Roman" style:font-size-asian="11pt" style:font-size-complex="11pt" style:language-complex="ar" style:country-complex="SA"/>
    </style:style>
    <style:style style:name="T4" style:family="text">
      <style:text-properties style:font-name="Ubuntu3" fo:font-size="11pt" style:text-underline-style="none" fo:background-color="transparent" style:font-size-asian="11pt" style:font-name-complex="Bitstream Vera Sans" style:font-size-complex="11pt"/>
    </style:style>
    <style:style style:name="T5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6" style:family="text">
      <style:text-properties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style:font-name="Ubuntu3" fo:font-size="11pt" fo:font-style="normal" style:text-underline-style="none" style:font-name-asian="DejaVu Sans1" style:font-size-asian="11pt" style:font-style-asian="normal" style:font-name-complex="Bitstream Vera Sans" style:font-size-complex="11pt" style:font-style-complex="normal"/>
    </style:style>
    <style:style style:name="T8" style:family="text">
      <style:text-properties fo:language="nl" fo:country="NL" style:language-asian="nl" style:country-asian="NL"/>
    </style:style>
    <style:style style:name="T9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1c672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Ubuntu3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12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043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0c65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2b81a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8" style:family="text">
      <style:text-properties fo:color="#00000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9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0" style:family="text">
      <style:text-properties fo:color="#000000" style:text-line-through-style="none" style:font-name="Ubuntu3" fo:font-size="11pt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1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22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3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4" style:family="text">
      <style:text-properties fo:color="#000000" style:text-line-through-style="none" style:font-name="Ubuntu3" fo:font-size="11pt" style:text-underline-style="none" style:font-size-asian="11pt" style:font-size-complex="11pt"/>
    </style:style>
    <style:style style:name="T25" style:family="text">
      <style:text-properties fo:color="#000000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26" style:family="text">
      <style:text-properties fo:color="#000000" style:text-line-through-style="none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7" style:family="text">
      <style:text-properties fo:color="#000000" style:text-line-through-style="none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0" style:family="text">
      <style:text-properties fo:color="#000000" style:text-line-through-styl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text-line-through-style="none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3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34" style:family="text">
      <style:text-properties fo:color="#000000" style:text-line-through-style="none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5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36" style:family="text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7" style:family="text">
      <style:text-properties fo:color="#000000" style:font-name="Ubuntu3" fo:font-size="11pt" fo:language="nl" fo:country="NL" fo:font-weight="normal" officeooo:rsid="0015e52f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8" style:family="text">
      <style:text-properties fo:color="#000000" style:font-name="Ubuntu3" fo:font-size="11pt" fo:language="nl" fo:country="NL" fo:font-weight="normal" officeooo:rsid="0024b95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9" style:family="text">
      <style:text-properties fo:color="#000000" style:font-name="Ubuntu3" fo:font-size="11pt" fo:language="nl" fo:country="NL" fo:font-weight="normal" officeooo:rsid="00285405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0" style:family="text">
      <style:text-properties fo:color="#000000" style:font-name="Ubuntu3" fo:font-size="11pt" fo:language="nl" fo:country="NL" fo:font-weight="normal" officeooo:rsid="002c143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1" style:family="text">
      <style:text-properties fo:color="#000000" style:font-name="Ubuntu3" fo:font-size="11pt" fo:language="nl" fo:country="NL" fo:font-weight="normal" officeooo:rsid="0020052e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2" style:family="text">
      <style:text-properties fo:color="#000000" style:font-name="Ubuntu3" fo:font-size="11pt" fo:language="nl" fo:country="NL" fo:font-weight="normal" officeooo:rsid="002f44d5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3" style:family="text">
      <style:text-properties fo:color="#000000" style:font-name="Ubuntu3" fo:font-size="11pt" fo:language="nl" fo:country="NL" fo:font-weight="normal" fo:background-color="transparent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44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45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6" style:family="text">
      <style:text-properties fo:color="#000000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47" style:family="text">
      <style:text-properties fo:color="#000000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48" style:family="text">
      <style:text-properties fo:color="#000000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49" style:family="text">
      <style:text-properties fo:color="#000000" style:font-name="Ubuntu3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50" style:family="text"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51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53" style:family="text">
      <style:text-properties fo:color="#000000" style:font-name="Ubuntu3" fo:font-size="11pt" style:font-size-asian="11pt" style:font-size-complex="11pt"/>
    </style:style>
    <style:style style:name="T54" style:family="text">
      <style:text-properties fo:color="#000000" style:font-name="Ubuntu3" fo:font-size="11pt" officeooo:rsid="0014fb8f" style:font-size-asian="11pt" style:font-size-complex="11pt"/>
    </style:style>
    <style:style style:name="T55" style:family="text">
      <style:text-properties fo:color="#000000" style:font-name="Ubuntu3" fo:font-size="11pt" officeooo:rsid="001e0ccb" style:font-size-asian="11pt" style:font-size-complex="11pt"/>
    </style:style>
    <style:style style:name="T56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58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59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60" style:family="text">
      <style:text-properties fo:color="#000000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61" style:family="text">
      <style:text-properties fo:color="#000000" fo:font-size="11pt" style:text-underline-style="none" style:font-size-asian="11pt" style:font-size-complex="11pt"/>
    </style:style>
    <style:style style:name="T62" style:family="text">
      <style:text-properties fo:color="#000000" fo:font-size="11pt" style:font-size-asian="11pt" style:font-size-complex="11pt"/>
    </style:style>
    <style:style style:name="T63" style:family="text">
      <style:text-properties fo:color="#000000" style:font-size-asian="11pt" style:font-size-complex="11pt"/>
    </style:style>
    <style:style style:name="T64" style:family="text">
      <style:text-properties style:text-line-through-style="none"/>
    </style:style>
    <style:style style:name="T65" style:family="text">
      <style:text-properties style:text-line-through-style="none" style:font-name="Ubuntu3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style:text-line-through-styl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67" style:family="text">
      <style:text-properties style:text-line-through-style="none" style:font-name="Ubuntu3" fo:font-size="11pt" style:text-underline-style="none" fo:font-weight="normal" officeooo:rsid="001de04f" style:font-size-asian="11pt" style:font-weight-asian="normal" style:font-size-complex="11pt" style:font-weight-complex="normal"/>
    </style:style>
    <style:style style:name="T68" style:family="text">
      <style:text-properties style:text-line-through-style="none" style:font-name="Ubuntu3" fo:font-size="11pt" style:text-underline-style="none" fo:font-weight="normal" officeooo:rsid="001faf8a" style:font-size-asian="11pt" style:font-weight-asian="normal" style:font-size-complex="11pt" style:font-weight-complex="normal"/>
    </style:style>
    <style:style style:name="T69" style:family="text">
      <style:text-properties style:text-line-through-styl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70" style:family="text">
      <style:text-properties style:text-line-through-style="none" style:font-name="Ubuntu3" fo:font-size="11pt" style:text-underline-style="none" style:font-size-asian="11pt" style:font-size-complex="11pt"/>
    </style:style>
    <style:style style:name="T71" style:family="text">
      <style:text-properties style:text-line-through-styl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72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73" style:family="text">
      <style:text-properties style:text-line-through-styl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74" style:family="text">
      <style:text-properties style:text-line-through-style="none" style:font-name="Ubuntu3" fo:font-size="11pt" style:font-name-asian="Times New Roman" style:font-size-asian="11pt" style:font-size-complex="11pt" style:language-complex="ar" style:country-complex="SA"/>
    </style:style>
    <style:style style:name="T75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77" style:family="text">
      <style:text-properties style:text-line-through-style="none" fo:font-size="11pt"/>
    </style:style>
    <style:style style:name="T78" style:family="text">
      <style:text-properties style:text-line-through-style="none" fo:font-size="11pt" style:text-underline-style="none" style:font-size-asian="11pt" style:font-size-complex="11pt"/>
    </style:style>
    <style:style style:name="T79" style:family="text">
      <style:text-properties style:text-line-through-style="none" fo:font-size="11pt" style:text-underline-style="none" fo:font-weight="normal" style:font-size-asian="11pt" style:font-weight-asian="normal" style:font-size-complex="11pt" style:font-weight-complex="normal"/>
    </style:style>
    <style:style style:name="T80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81" style:family="text">
      <style:text-properties style:text-line-through-style="none" fo:font-size="11pt" style:font-size-asian="11pt" style:font-size-complex="11pt"/>
    </style:style>
    <style:style style:name="T82" style:family="text">
      <style:text-properties style:text-line-through-style="none" fo:font-size="11pt" style:font-name-asian="DejaVu Sans1" style:font-size-asian="11pt" style:font-size-complex="11pt"/>
    </style:style>
    <style:style style:name="T83" style:family="text">
      <style:text-properties style:text-line-through-style="none" fo:font-size="11pt" fo:font-style="normal" style:font-name-asian="DejaVu Sans1" style:font-size-asian="11pt" style:font-style-asian="normal" style:font-size-complex="11pt" style:font-style-complex="normal"/>
    </style:style>
    <style:style style:name="T84" style:family="text">
      <style:text-properties fo:color="#80808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85" style:family="text">
      <style:text-properties fo:color="#808080" fo:font-size="11pt" style:font-size-asian="11pt" style:font-size-complex="11pt"/>
    </style:style>
    <style:style style:name="T86" style:family="text">
      <style:text-properties fo:color="#666666" style:font-name="Ubuntu3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/>
    </style:style>
    <style:style style:name="T87" style:family="text">
      <style:text-properties fo:color="#666666" style:font-name="Ubuntu3" fo:font-size="11pt" fo:font-weight="bold" style:font-size-asian="11pt" style:font-weight-asian="bold" style:font-size-complex="11pt" style:font-weight-complex="bold"/>
    </style:style>
    <style:style style:name="T88" style:family="text">
      <style:text-properties fo:color="#666666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89" style:family="text">
      <style:text-properties fo:font-size="11pt" style:font-size-asian="11pt" style:font-size-complex="11pt"/>
    </style:style>
    <style:style style:name="T90" style:family="text">
      <style:text-properties fo:font-size="11pt" style:font-size-asian="11pt" style:font-weight-asian="normal" style:font-size-complex="11pt" style:font-weight-complex="normal"/>
    </style:style>
    <style:style style:name="T91" style:family="text">
      <style:text-properties fo:font-size="11pt"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92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93" style:family="text">
      <style:text-properties fo:font-size="11pt" fo:font-weight="normal" style:font-size-asian="11pt" style:font-weight-asian="normal" style:font-size-complex="11pt" style:font-weight-complex="normal"/>
    </style:style>
    <style:style style:name="T94" style:family="text">
      <style:text-properties fo:font-size="11pt" style:font-name-asian="DejaVu Sans1" style:font-size-asian="11pt" style:font-size-complex="11pt"/>
    </style:style>
    <style:style style:name="T95" style:family="text">
      <style:text-properties fo:font-size="11pt" officeooo:rsid="00369e7c" style:font-name-asian="DejaVu Sans1" style:font-size-asian="11pt" style:font-name-complex="Bitstream Vera Sans" style:font-size-complex="11pt"/>
    </style:style>
    <style:style style:name="T96" style:family="text">
      <style:text-properties fo:font-size="11pt" officeooo:rsid="00388549" style:font-name-asian="DejaVu Sans1" style:font-size-asian="11pt" style:font-name-complex="Bitstream Vera Sans" style:font-size-complex="11pt"/>
    </style:style>
    <style:style style:name="T97" style:family="text">
      <style:text-properties fo:font-size="11pt" officeooo:rsid="003afc1c" style:font-name-asian="DejaVu Sans1" style:font-size-asian="11pt" style:font-name-complex="Bitstream Vera Sans" style:font-size-complex="11pt"/>
    </style:style>
    <style:style style:name="T98" style:family="text">
      <style:text-properties fo:font-size="11pt" officeooo:rsid="00214626" style:font-name-asian="DejaVu Sans1" style:font-size-asian="11pt" style:font-name-complex="Bitstream Vera Sans" style:font-size-complex="11pt"/>
    </style:style>
    <style:style style:name="T99" style:family="text">
      <style:text-properties fo:font-size="11pt" fo:font-style="normal" style:font-size-asian="11pt" style:font-style-asian="normal" style:font-size-complex="11pt" style:font-style-complex="normal"/>
    </style:style>
    <style:style style:name="T100" style:family="text">
      <style:text-properties fo:font-style="normal" style:font-size-asian="11pt" style:font-style-asian="normal" style:font-size-complex="11pt" style:font-style-complex="normal"/>
    </style:style>
    <style:style style:name="T101" style:family="text">
      <style:text-properties officeooo:rsid="00226282"/>
    </style:style>
    <style:style style:name="T102" style:family="text">
      <style:text-properties style:font-size-asian="11pt" style:font-size-complex="11pt"/>
    </style:style>
    <style:style style:name="T103" style:family="text">
      <style:text-properties officeooo:rsid="00369e7c" style:font-size-asian="11pt" style:font-size-complex="11pt"/>
    </style:style>
    <style:style style:name="T104" style:family="text">
      <style:text-properties officeooo:rsid="001c672f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6">NOTE</text:span><text:span text:style-name="Strong_20_Emphasis"><text:span text:style-name="T36"><text:tab/><text:tab/></text:span></text:span><text:span text:style-name="Strong_20_Emphasis"><text:span text:style-name="T41">Checklist voor het installeren</text:span></text:span><text:span text:style-name="Strong_20_Emphasis"><text:span text:style-name="T36"> van </text:span></text:span><text:reference-mark-start text:name="Versie"/><text:span text:style-name="Strong_20_Emphasis"><text:span text:style-name="T36">Lubuntu 12.04</text:span></text:span><text:reference-mark-end text:name="Versie"/><text:span text:style-name="Strong_20_Emphasis"><text:span text:style-name="T36"><text:note text:id="ftn1" text:note-class="footnote"><text:note-citation>1</text:note-citation><text:note-body><text:p text:style-name="P46">Codenaam: Precise Pangolin</text:p></text:note-body></text:note></text:span></text:span><text:span text:style-name="Strong_20_Emphasis"><text:span text:style-name="T36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36"> </text:span></text:span><text:reference-mark-start text:name="Bitbreedtes"/><text:span text:style-name="Strong_20_Emphasis"><text:span text:style-name="T42">64-bit of 32-bit</text:span></text:span><text:reference-mark-end text:name="Bitbreedtes"/><text:span text:style-name="Strong_20_Emphasis"><text:span text:style-name="T42">.</text:span></text:span></text:p>
      <text:p text:style-name="P10"><text:span text:style-name="Strong_20_Emphasis"><text:span text:style-name="T36"><text:tab/><text:tab/><text:tab/><text:tab/></text:span></text:span><text:span text:style-name="T36">Gebruik naast deze </text:span><text:span text:style-name="Emphasis"><text:span text:style-name="T57">algemene</text:span></text:span><text:span text:style-name="T36"> </text:span><text:span text:style-name="T37">c</text:span><text:span text:style-name="T36">hecklist de </text:span><text:span text:style-name="Strong_20_Emphasis"><text:span text:style-name="T44">eventuele </text:span></text:span><text:span text:style-name="Emphasis"><text:span text:style-name="T57">specifieke</text:span></text:span><text:span text:style-name="T36"> checklist, <text:tab/><text:tab/><text:tab/><text:tab/><text:tab/><text:tab/><text:tab/><text:tab/><text:tab/>Checklist </text:span><text:span text:style-name="T39">i</text:span><text:span text:style-name="T36">nstall</text:span><text:span text:style-name="T40">atie</text:span><text:span text:style-name="T36"> </text:span><text:span text:style-name="T36"><text:reference-ref text:reference-format="text" text:ref-name="Versie">Lubuntu 12.04</text:reference-ref></text:span><text:span text:style-name="T36"> </text:span><text:span text:style-name="T36"><text:reference-ref text:reference-format="text" text:ref-name="Editie">desktop</text:reference-ref></text:span><text:span text:style-name="T36"> PC</text:span><text:span text:style-name="T38">&lt;</text:span><text:span text:style-name="T36">nn</text:span><text:span text:style-name="T38">&gt;</text:span><text:span text:style-name="T36">.</text:span></text:p>
      <text:p text:style-name="P9"><text:span text:style-name="Strong_20_Emphasis"><text:span text:style-name="T12"/></text:span></text:p>
      <text:p text:style-name="P9"><text:span text:style-name="T88">TIP</text:span><text:span text:style-name="T18"> <text:s/><text:tab/><text:tab/><text:tab/></text:span><text:span text:style-name="T12">Kijk op</text:span><text:span text:style-name="T50"> </text:span><text:a xlink:type="simple" xlink:href="http://karelzimmer.nl/"><text:span text:style-name="Internet_20_link"><text:span text:style-name="T1">karelzimmer.nl</text:span></text:span></text:a><text:span text:style-name="T50"> voor voor downloads, checklists, en scripts.</text:span></text:p>
      <text:p text:style-name="P6"/>
      <text:p text:style-name="P11"><text:span text:style-name="Strong_20_Emphasis"><text:span text:style-name="T36"/></text:span></text:p>
      <text:p text:style-name="P13"><text:span text:style-name="Definition"><text:span text:style-name="T91">&lt;Bootmenu-toets&gt;</text:span></text:span><text:span text:style-name="T36"><text:tab/><text:tab/><text:tab/></text:span><text:span text:style-name="T84">.............................................<text:tab/></text:span><text:span text:style-name="T36">toets om opstartmedium te kiezen, bijv. </text:span><text:span text:style-name="T50">Esc</text:span></text:p>
      <text:p text:style-name="P12"><text:span text:style-name="Definition"><text:span text:style-name="T91">&lt;Setup-toets&gt;</text:span></text:span><text:span text:style-name="T36"><text:tab/><text:tab/><text:tab/><text:tab/></text:span><text:span text:style-name="T84">.............................................<text:tab/></text:span><text:span text:style-name="T36">toets om het in het BIOS te komen, bijv. </text:span><text:span text:style-name="T50">F10</text:span></text:p>
      <text:p text:style-name="P12"><text:span text:style-name="Definition"><text:span text:style-name="T91">&lt;Gebruiker&gt;</text:span></text:span><text:span text:style-name="Definition"><text:span text:style-name="T92"><text:tab/><text:tab/><text:tab/><text:tab/><text:tab/></text:span></text:span><text:span text:style-name="Definition"><text:span text:style-name="T84">.............................................<text:tab/></text:span></text:span><text:span text:style-name="T36">volledige naam van de gebruiker, bv. </text:span><text:span text:style-name="User_20_Entry"><text:span text:style-name="T58">Jan Hek</text:span></text:span></text:p>
      <text:p text:style-name="P12"><text:span text:style-name="Definition"><text:span text:style-name="T91">&lt;Gebruikersnaam&gt;</text:span></text:span><text:span text:style-name="T36"><text:tab/><text:tab/><text:tab/></text:span><text:span text:style-name="T84">.............................................<text:tab/></text:span><text:span text:style-name="T36">korte naam van de gebruiker, bijv. </text:span><text:span text:style-name="User_20_Entry"><text:span text:style-name="T58">jan</text:span></text:span></text:p>
      <text:p text:style-name="P12"><text:span text:style-name="Definition"><text:span text:style-name="T91">&lt;Computernaam&gt;</text:span></text:span><text:span text:style-name="T36"><text:tab/><text:tab/><text:tab/><text:tab/></text:span><text:span text:style-name="T84">.............................................<text:tab/></text:span><text:span text:style-name="T36">naam van de computer, moet uniek zijn</text:span></text:p>
      <text:p text:style-name="P7"><text:span text:style-name="Definition"><text:span text:style-name="T89">&lt;Gebruikersafbeelding&gt;<text:tab/></text:span></text:span><text:span text:style-name="T85">.............................................<text:tab/></text:span><text:span text:style-name="T89">afbeelding naast de gebruiker</text:span></text:p>
      <text:p text:style-name="P4"/>
      <text:p text:style-name="P4"/>
      <text:list xml:id="list7475144309228702845" text:style-name="L1">
        <text:list-item>
          <text:p text:style-name="P29">Installatie voorbereiden.</text:p>
        </text:list-item>
      </text:list>
      <text:list xml:id="list3522751853231207617" text:style-name="L2">
        <text:list-item>
          <text:list>
            <text:list-header>
              <text:p text:style-name="P19"><text:span text:style-name="Strong_20_Emphasis"><text:span text:style-name="T45"/></text:span></text:p>
            </text:list-header>
            <text:list-item>
              <text:p text:style-name="P19"><text:span text:style-name="T89">Aanmelden als </text:span><text:span text:style-name="Definition"><text:span text:style-name="T89">&lt;Gebruiker&gt;</text:span></text:span><text:span text:style-name="T89">.</text:span></text:p>
              <text:p text:style-name="P21"/>
            </text:list-item>
            <text:list-item>
              <text:p text:style-name="P19"><text:span text:style-name="T89">Controleer de eventuele </text:span><text:span text:style-name="Emphasis"><text:span text:style-name="T89">specifieke</text:span></text:span><text:span text:style-name="T89"> checklist voor deze computer.</text:span></text:p>
              <text:p text:style-name="P39"><text:span text:style-name="Strong_20_Emphasis"><text:span text:style-name="T51"/></text:span></text:p>
            </text:list-item>
            <text:list-item>
              <text:p text:style-name="P40"><text:span text:style-name="Strong_20_Emphasis"><text:span text:style-name="T52">Voer de backup uit via </text:span></text:span><text:span text:style-name="Strong_20_Emphasis"><text:span text:style-name="T61">menu</text:span></text:span><text:span text:style-name="Strong_20_Emphasis"><text:span text:style-name="T52"> &gt; </text:span></text:span><text:span text:style-name="Strong_20_Emphasis"><text:span text:style-name="T61">Hulpmiddelen</text:span></text:span><text:span text:style-name="Strong_20_Emphasis"><text:span text:style-name="T52"> &gt; </text:span></text:span><text:span text:style-name="Strong_20_Emphasis"><text:span text:style-name="T61">LXTerminal<text:line-break/></text:span></text:span><text:span text:style-name="User_20_Entry"><text:span text:style-name="T63">$ cd /tmp;wget karelzimmer.nl/gs;bash gs<text:line-break/>$ ./backup.sh</text:span></text:span><text:span text:style-name="User_20_Entry"><text:span text:style-name="T53"><text:line-break/></text:span></text:span><text:span text:style-name="T53">Volg de aanwijzingen van het </text:span><text:span text:style-name="T54">s</text:span><text:span text:style-name="T53">cript.</text:span></text:p>
              <text:p text:style-name="P30"/>
              <text:p text:style-name="P30"/>
            </text:list-item>
          </text:list>
        </text:list-item>
        <text:list-item>
          <text:p text:style-name="P30">Besturingssysteem installeren.</text:p>
          <text:list>
            <text:list-header>
              <text:p text:style-name="P40"><text:span text:style-name="Strong_20_Emphasis"><text:span text:style-name="T52"/></text:span></text:p>
            </text:list-header>
            <text:list-item>
              <text:p text:style-name="P40"><text:span text:style-name="T53">Controleer de eventuele </text:span><text:span text:style-name="Emphasis"><text:span text:style-name="T62">specifieke</text:span></text:span><text:span text:style-name="T53"> checklist voor deze computer.</text:span></text:p>
              <text:p text:style-name="P30"/>
            </text:list-item>
            <text:list-item>
              <text:p text:style-name="P20"><text:span text:style-name="T53">Start de computer op vanaf </text:span><text:span text:style-name="T55">een</text:span><text:span text:style-name="T53"> </text:span><text:span text:style-name="T53"><text:reference-ref text:reference-format="text" text:ref-name="Versie">Lubuntu 12.04</text:reference-ref></text:span><text:span text:style-name="T53"> </text:span><text:span text:style-name="T53"><text:reference-ref text:reference-format="text" text:ref-name="Editie">desktop</text:reference-ref></text:span><text:span text:style-name="T53"> </text:span><text:span text:style-name="T53"><text:reference-ref text:reference-format="text" text:ref-name="Bitbreedtes">64-bit of 32-bit</text:reference-ref></text:span><text:span text:style-name="Strong_20_Emphasis"><text:span text:style-name="T93"><text:note text:id="ftn2" text:note-class="footnote"><text:note-citation>2</text:note-citation><text:note-body><text:p text:style-name="P17"><text:span text:style-name="Strong_20_Emphasis"><text:span text:style-name="T9">Controleer </text:span></text:span><text:span text:style-name="Strong_20_Emphasis"><text:span text:style-name="T9"><text:reference-ref text:reference-format="text" text:ref-name="Bitbreedtes">64-bit of 32-bit</text:reference-ref></text:span></text:span><text:span text:style-name="Strong_20_Emphasis"><text:span text:style-name="T9"> hardware via:<text:line-break/>– Ubuntu:<text:tab/>LXTerminal: </text:span></text:span><text:span text:style-name="User_20_Entry"><text:span text:style-name="T30">$ grep -wc lm /proc/cpuinfo<text:line-break/><text:tab/><text:tab/><text:tab/><text:tab/></text:span></text:span><text:span text:style-name="Strong_20_Emphasis"><text:span text:style-name="T9">Uitkomst: </text:span></text:span><text:span text:style-name="User_20_Entry"><text:span text:style-name="T30">0</text:span></text:span><text:span text:style-name="Strong_20_Emphasis"><text:span text:style-name="T28"> </text:span></text:span><text:span text:style-name="Strong_20_Emphasis"><text:span text:style-name="T9">= </text:span></text:span><text:span text:style-name="Strong_20_Emphasis"><text:span text:style-name="T31">32-bit</text:span></text:span><text:span text:style-name="Strong_20_Emphasis"><text:span text:style-name="T9">, </text:span></text:span><text:span text:style-name="User_20_Entry"><text:span text:style-name="T30">1</text:span></text:span><text:span text:style-name="Strong_20_Emphasis"><text:span text:style-name="T9"> = </text:span></text:span><text:span text:style-name="Strong_20_Emphasis"><text:span text:style-name="T31">64-bit</text:span></text:span><text:span text:style-name="Strong_20_Emphasis"><text:span text:style-name="T9"> single-core, </text:span></text:span><text:span text:style-name="User_20_Entry"><text:span text:style-name="T30">2</text:span></text:span><text:span text:style-name="Strong_20_Emphasis"><text:span text:style-name="T9"> = </text:span></text:span><text:span text:style-name="Strong_20_Emphasis"><text:span text:style-name="T31">64-bit</text:span></text:span><text:span text:style-name="Strong_20_Emphasis"><text:span text:style-name="T9"> dual-core, etc.<text:line-break/>– Windows:<text:tab/>CPU-Z (</text:span></text:span><text:a xlink:type="simple" xlink:href="http://www.cpuid.com/"><text:span text:style-name="Internet_20_link"><text:span text:style-name="T75">http://www.cpuid.com/</text:span></text:span></text:a><text:span text:style-name="Strong_20_Emphasis"><text:span text:style-name="T9">)<text:line-break/>Of probeer eerst een 64-bit </text:span></text:span><text:span text:style-name="Strong_20_Emphasis"><text:span text:style-name="T10">USB-stick of </text:span></text:span><text:span text:style-name="Strong_20_Emphasis"><text:span text:style-name="T9">CD, als geen 64-bit hardware dan mislukt het opstarten.</text:span></text:span></text:p></text:note-body></text:note></text:span></text:span><text:span text:style-name="Strong_20_Emphasis"><text:span text:style-name="T93"><text:line-break/> </text:span></text:span><text:span text:style-name="T24">Live</text:span><text:span text:style-name="T24"><text:note text:id="ftn3" text:note-class="footnote"><text:note-citation>3</text:note-citation><text:note-body><text:p text:style-name="Footnote">Een Live CD of USB-stick betekent dat u kunt opstarten vanaf de <text:span text:style-name="T104">USB-stick of </text:span>CD en u met Ubuntu kunt werken zonder deze te installeren.</text:p></text:note-body></text:note></text:span><text:span text:style-name="T24"> </text:span><text:span text:style-name="Strong_20_Emphasis"><text:span text:style-name="T15">USB-stick </text:span></text:span><text:span text:style-name="Strong_20_Emphasis"><text:span text:style-name="T16">of </text:span></text:span><text:span text:style-name="Strong_20_Emphasis"><text:span text:style-name="T15">CD</text:span></text:span><text:span text:style-name="T24"><text:note text:id="ftn4" text:note-class="footnote"><text:note-citation>4</text:note-citation><text:note-body><text:p text:style-name="Footnote"><text:span text:style-name="Strong_20_Emphasis"><text:span text:style-name="T9">Maak een opstartbare USB-stick aan via:<text:line-break/>– Lubuntu: <text:tab/>Via </text:span></text:span><text:span text:style-name="Strong_20_Emphasis"><text:span text:style-name="T25">start</text:span></text:span><text:span text:style-name="Strong_20_Emphasis"><text:span text:style-name="T9"> &gt; </text:span></text:span><text:span text:style-name="Strong_20_Emphasis"><text:span text:style-name="T25">Systeemgereedschap</text:span></text:span><text:span text:style-name="Strong_20_Emphasis"><text:span text:style-name="T9"> &gt; </text:span></text:span><text:span text:style-name="Strong_20_Emphasis"><text:span text:style-name="T25">Lubuntu Softwarecentrum</text:span></text:span><text:span text:style-name="Strong_20_Emphasis"><text:span text:style-name="T9"> &gt; zoek </text:span></text:span><text:span text:style-name="User_20_Entry"><text:span text:style-name="T27">startup</text:span></text:span><text:span text:style-name="Strong_20_Emphasis"><text:span text:style-name="T9"> &gt; <text:line-break/>kies </text:span></text:span><text:span text:style-name="Strong_20_Emphasis"><text:span text:style-name="T25">Startup disk creator</text:span></text:span><text:span text:style-name="Strong_20_Emphasis"><text:span text:style-name="T9">, daarna </text:span></text:span><text:span text:style-name="Strong_20_Emphasis"><text:span text:style-name="T25">start</text:span></text:span><text:span text:style-name="Strong_20_Emphasis"><text:span text:style-name="T9"> &gt; </text:span></text:span><text:span text:style-name="Strong_20_Emphasis"><text:span text:style-name="T25">Systeemgereedschap</text:span></text:span><text:span text:style-name="Strong_20_Emphasis"><text:span text:style-name="T9"> &gt; </text:span></text:span><text:span text:style-name="Strong_20_Emphasis"><text:span text:style-name="T11">Opstartschijf aanmaken<text:line-break/></text:span></text:span><text:span text:style-name="Strong_20_Emphasis"><text:span text:style-name="T9">– Windows:<text:tab/>Universal USB Installer (</text:span></text:span><text:a xlink:type="simple" xlink:href="http://www.pendrivelinux.com/"><text:span text:style-name="Internet_20_link"><text:span text:style-name="T65">http://www.pendrivelinux.com/</text:span></text:span></text:a><text:span text:style-name="Strong_20_Emphasis"><text:span text:style-name="T9">)<text:line-break/>Gebruik als “invoer” een </text:span></text:span><text:span text:style-name="Strong_20_Emphasis"><text:span text:style-name="T9"><text:reference-ref text:reference-format="text" text:ref-name="Versie">Lubuntu 12.04</text:reference-ref></text:span></text:span><text:span text:style-name="Strong_20_Emphasis"><text:span text:style-name="T9"> </text:span></text:span><text:span text:style-name="Strong_20_Emphasis"><text:span text:style-name="T9"><text:reference-ref text:reference-format="text" text:ref-name="Editie">desktop</text:reference-ref></text:span></text:span><text:span text:style-name="Strong_20_Emphasis"><text:span text:style-name="T9"> </text:span></text:span><text:span text:style-name="Strong_20_Emphasis"><text:span text:style-name="T9"><text:reference-ref text:reference-format="text" text:ref-name="Bitbreedtes">64-bit of 32-bit</text:reference-ref></text:span></text:span><text:span text:style-name="Strong_20_Emphasis"><text:span text:style-name="T9"> .iso-beeldbestand of CD, en als “uitvoer” een USB-stick van minimaal 1 GB.</text:span></text:span></text:p></text:note-body></text:note></text:span><text:span text:style-name="T24">.<text:line-break/>Bootmenu via </text:span><text:span text:style-name="Definition"><text:span text:style-name="T89">&lt;Bootmenu-toets&gt;</text:span></text:span><text:span text:style-name="T53"> (Setup via </text:span><text:span text:style-name="Definition"><text:span text:style-name="T89">&lt;Setup-toets&gt;</text:span></text:span><text:span text:style-name="T53">).</text:span></text:p>
            </text:list-item>
          </text:list>
          <text:p text:style-name="P43"><text:span text:style-name="Strong_20_Emphasis"><text:span text:style-name="T66">2. Besturingssysteem installeren (vervolg).</text:span></text:span></text:p>
          <text:p text:style-name="P34"><text:span text:style-name="Strong_20_Emphasis"><text:span text:style-name="T66"/></text:span></text:p>
          <text:list text:continue-numbering="true">
            <text:list-item>
              <text:p text:style-name="P35"><text:span text:style-name="Emphasis"><text:span text:style-name="T81">Indien mogelijk</text:span></text:span><text:span text:style-name="Strong_20_Emphasis"><text:span text:style-name="T66"> <text:tab/>Maak verbinding met het draadloze netwerk.<text:line-break/></text:span></text:span><text:span text:style-name="Emphasis"><text:span text:style-name="T78">Indien nodig</text:span></text:span><text:span text:style-name="Strong_20_Emphasis"><text:span text:style-name="T66"> <text:tab/><text:tab/>Sluit de computer bedraad aan op het netwerk.</text:span></text:span></text:p>
            </text:list-item>
            <text:list-item>
              <text:p text:style-name="P35"><text:span text:style-name="Strong_20_Emphasis"><text:span text:style-name="T66">Kies </text:span></text:span><text:span text:style-name="Strong_20_Emphasis"><text:span text:style-name="T70">Nederlands</text:span></text:span><text:span text:style-name="Strong_20_Emphasis"><text:span text:style-name="T66"> en daarna </text:span></text:span><text:span text:style-name="Strong_20_Emphasis"><text:span text:style-name="T70">Lubuntu installeren</text:span></text:span><text:span text:style-name="Strong_20_Emphasis"><text:span text:style-name="T66">.</text:span></text:span></text:p>
            </text:list-item>
            <text:list-item>
              <text:p text:style-name="P34"><text:span text:style-name="Strong_20_Emphasis"><text:span text:style-name="T66">Klik op </text:span></text:span><text:span text:style-name="Strong_20_Emphasis"><text:span text:style-name="T78">Verder</text:span></text:span><text:span text:style-name="Strong_20_Emphasis"><text:span text:style-name="T66">. </text:span></text:span></text:p>
            </text:list-item>
            <text:list-item>
              <text:p text:style-name="P19"><text:span text:style-name="Strong_20_Emphasis"><text:span text:style-name="T12">Vink aan </text:span></text:span><text:span text:style-name="Strong_20_Emphasis"><text:span text:style-name="T32">Updates downloaden tijdens het installeren</text:span></text:span><text:span text:style-name="T32"> en </text:span><text:span text:style-name="T29">klik op </text:span><text:span text:style-name="Strong_20_Emphasis"><text:span text:style-name="T32">Verder</text:span></text:span><text:span text:style-name="Strong_20_Emphasis"><text:span text:style-name="T12">.</text:span></text:span></text:p>
            </text:list-item>
            <text:list-item>
              <text:p text:style-name="P34"><text:span text:style-name="Strong_20_Emphasis"><text:span text:style-name="T76">Kies </text:span></text:span><text:span text:style-name="Strong_20_Emphasis"><text:span text:style-name="T78">… verwijderen en opnieuw installeren</text:span></text:span><text:span text:style-name="Strong_20_Emphasis"><text:span text:style-name="T76"> of </text:span></text:span><text:span text:style-name="Strong_20_Emphasis"><text:span text:style-name="T78">Upgrade …</text:span></text:span><text:span text:style-name="Strong_20_Emphasis"><text:span text:style-name="T79"> </text:span></text:span><text:span text:style-name="Strong_20_Emphasis"><text:span text:style-name="T76">en klik op </text:span></text:span><text:span text:style-name="Strong_20_Emphasis"><text:span text:style-name="T78">Nu installeren</text:span></text:span><text:span text:style-name="Strong_20_Emphasis"><text:span text:style-name="T76">.</text:span></text:span></text:p>
              <text:p text:style-name="P34"><text:span text:style-name="Strong_20_Emphasis"><text:span text:style-name="T76"/></text:span></text:p>
            </text:list-item>
            <text:list-item>
              <text:p text:style-name="P34"><text:span text:style-name="Strong_20_Emphasis"><text:span text:style-name="T66">Klik tweemaal op </text:span></text:span><text:span text:style-name="Strong_20_Emphasis"><text:span text:style-name="T70">Verder</text:span></text:span><text:span text:style-name="Strong_20_Emphasis"><text:span text:style-name="T66">.</text:span></text:span></text:p>
            </text:list-item>
            <text:list-item>
              <text:p text:style-name="P34"><text:span text:style-name="Strong_20_Emphasis"><text:span text:style-name="T70">Naam</text:span></text:span><text:span text:style-name="Strong_20_Emphasis"><text:span text:style-name="T66"> </text:span></text:span><text:span text:style-name="Definition"><text:span text:style-name="T89">&lt;Gebruiker&gt;</text:span></text:span><text:span text:style-name="Strong_20_Emphasis"><text:span text:style-name="T66"> en </text:span></text:span><text:span text:style-name="Strong_20_Emphasis"><text:span text:style-name="T70">&lt;Computernaam&gt;</text:span></text:span><text:span text:style-name="Strong_20_Emphasis"><text:span text:style-name="T66"> </text:span></text:span><text:span text:style-name="Definition"><text:span text:style-name="T89">&lt;Computernaam&gt;</text:span></text:span><text:span text:style-name="Strong_20_Emphasis"><text:span text:style-name="T66">. <text:line-break/>Pas eventueel </text:span></text:span><text:span text:style-name="Definition"><text:span text:style-name="T89">&lt;Gebruikersnaam&gt;</text:span></text:span><text:span text:style-name="Strong_20_Emphasis"><text:span text:style-name="T66"> aan.<text:line-break/>Geef tweemaal een </text:span></text:span><text:span text:style-name="Strong_20_Emphasis"><text:span text:style-name="T78">wachtwoord</text:span></text:span><text:span text:style-name="Strong_20_Emphasis"><text:span text:style-name="T66">.<text:line-break/>Zorg dat </text:span></text:span><text:span text:style-name="Strong_20_Emphasis"><text:span text:style-name="T70">Mijn wachtwoord vragen om aan te melden</text:span></text:span><text:span text:style-name="Strong_20_Emphasis"><text:span text:style-name="T66"> gekozen is.<text:line-break/></text:span></text:span><text:span text:style-name="Emphasis"><text:span text:style-name="T81">Indien gewenst (laptop) <text:tab/></text:span></text:span><text:span text:style-name="Strong_20_Emphasis"><text:span text:style-name="T66">V</text:span></text:span><text:span text:style-name="Strong_20_Emphasis"><text:span text:style-name="T69">ink aan </text:span></text:span><text:span text:style-name="Strong_20_Emphasis"><text:span text:style-name="T80">Mijn persoonlijke map versleutelen</text:span></text:span><text:span text:style-name="Strong_20_Emphasis"><text:span text:style-name="T69">.</text:span></text:span><text:span text:style-name="Strong_20_Emphasis"><text:span text:style-name="T66"><text:line-break/>Klik op </text:span></text:span><text:span text:style-name="Strong_20_Emphasis"><text:span text:style-name="T70">Verder</text:span></text:span><text:span text:style-name="Strong_20_Emphasis"><text:span text:style-name="T66">.</text:span></text:span></text:p>
            </text:list-item>
            <text:list-item>
              <text:p text:style-name="P34"><text:span text:style-name="Emphasis"><text:span text:style-name="T81">Indien mogelijk (camera)</text:span></text:span><text:span text:style-name="Strong_20_Emphasis"><text:span text:style-name="T66"> <text:tab/>Maak een foto of kies een </text:span></text:span><text:span text:style-name="Definition"><text:span text:style-name="T89">&lt;Gebruikersafbeelding&gt;</text:span></text:span><text:span text:style-name="Strong_20_Emphasis"><text:span text:style-name="T66">, en klik op </text:span></text:span><text:span text:style-name="Strong_20_Emphasis"><text:span text:style-name="T78">Verder</text:span></text:span><text:span text:style-name="Strong_20_Emphasis"><text:span text:style-name="T66">.</text:span></text:span></text:p>
              <text:p text:style-name="P34"><text:span text:style-name="Strong_20_Emphasis"><text:span text:style-name="T66"/></text:span></text:p>
            </text:list-item>
            <text:list-item>
              <text:p text:style-name="P34"><text:span text:style-name="Strong_20_Emphasis"><text:span text:style-name="T66">Klik op </text:span></text:span><text:span text:style-name="Strong_20_Emphasis"><text:span text:style-name="T70">Nu herstarten</text:span></text:span><text:span text:style-name="Strong_20_Emphasis"><text:span text:style-name="T66">.</text:span></text:span></text:p>
            </text:list-item>
            <text:list-item>
              <text:p text:style-name="P34"><text:span text:style-name="Strong_20_Emphasis"><text:span text:style-name="T66">Verwijder </text:span></text:span><text:span text:style-name="Strong_20_Emphasis"><text:span text:style-name="T68">het </text:span></text:span><text:span text:style-name="Strong_20_Emphasis"><text:span text:style-name="T66">installatiemedium (</text:span></text:span><text:span text:style-name="Strong_20_Emphasis"><text:span text:style-name="T67">USB-stick of </text:span></text:span><text:span text:style-name="Strong_20_Emphasis"><text:span text:style-name="T66">CD).</text:span></text:span></text:p>
            </text:list-item>
          </text:list>
        </text:list-item>
      </text:list>
      <text:p text:style-name="P8"><text:span text:style-name="Emphasis"><text:span text:style-name="T71"/></text:span></text:p>
      <text:list xml:id="list110342971" text:continue-numbering="true" text:style-name="L2">
        <text:list-item>
          <text:list>
            <text:list-item>
              <text:p text:style-name="P19"><text:span text:style-name="T1">Aanmelden als </text:span><text:span text:style-name="Definition"><text:span text:style-name="T89">&lt;Gebruiker&gt;</text:span></text:span><text:span text:style-name="T1">.</text:span></text:p>
              <text:p text:style-name="P31"/>
            </text:list-item>
            <text:list-item>
              <text:p text:style-name="P36"><text:span text:style-name="T1">Controleer op extra stuurprogramma's via </text:span><text:span text:style-name="Strong_20_Emphasis"><text:span text:style-name="T89">menu</text:span></text:span><text:span text:style-name="T1"> &gt; </text:span><text:span text:style-name="Strong_20_Emphasis"><text:span text:style-name="T89">Voorkeuren</text:span></text:span><text:span text:style-name="T1"> &gt; <text:line-break/></text:span><text:span text:style-name="Strong_20_Emphasis"><text:span text:style-name="T89">Extra stuur-programma's</text:span></text:span><text:span text:style-name="T1">.<text:line-break/>Selecteer eventuele stuurprogramma(s) en klik op </text:span><text:span text:style-name="Strong_20_Emphasis"><text:span text:style-name="T1">Inschakelen</text:span></text:span><text:span text:style-name="T1">. 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36"><text:span text:style-name="Emphasis"><text:span text:style-name="T82">Indien nodig/mogelijk<text:tab/></text:span></text:span><text:span text:style-name="Emphasis"><text:span text:style-name="T73">Maak verbinding met het draadloze netwerk.<text:line-break/></text:span></text:span><text:span text:style-name="Emphasis"><text:span text:style-name="T82">Indien nodig<text:tab/><text:tab/><text:tab/><text:tab/></text:span></text:span><text:span text:style-name="Emphasis"><text:span text:style-name="T73">Verwijder de netwerkkabel.</text:span></text:span></text:p>
              <text:p text:style-name="P41"><text:span text:style-name="Emphasis"><text:span text:style-name="T23"/></text:span></text:p>
            </text:list-item>
            <text:list-item>
              <text:p text:style-name="P41"><text:span text:style-name="T45">Open </text:span><text:span text:style-name="Strong_20_Emphasis"><text:span text:style-name="T59">Updatebeheer</text:span></text:span><text:span text:style-name="T45"> </text:span><text:span text:style-name="Strong_20_Emphasis"><text:span text:style-name="T12">(onderin in het paneel) of </text:span></text:span><text:span text:style-name="Emphasis"><text:span text:style-name="T15">via </text:span></text:span><text:span text:style-name="Strong_20_Emphasis"><text:span text:style-name="T33">menu</text:span></text:span><text:span text:style-name="Emphasis"><text:span text:style-name="T15"> &gt; </text:span></text:span><text:span text:style-name="Strong_20_Emphasis"><text:span text:style-name="T33">Systeemgereedschap</text:span></text:span><text:span text:style-name="Emphasis"><text:span text:style-name="T15"> &gt; </text:span></text:span><text:span text:style-name="Strong_20_Emphasis"><text:span text:style-name="T33">Updatebeheer</text:span></text:span><text:span text:style-name="Emphasis"><text:span text:style-name="T15">.</text:span></text:span><text:span text:style-name="T45"> <text:line-break/>Klik op </text:span><text:span text:style-name="Strong_20_Emphasis"><text:span text:style-name="T59">Updates installeren</text:span></text:span><text:span text:style-name="T45">. Klik op </text:span><text:span text:style-name="Strong_20_Emphasis"><text:span text:style-name="T59">Sluiten</text:span></text:span><text:span text:style-name="T45">.</text:span></text:p>
            </text:list-item>
            <text:list-item>
              <text:p text:style-name="P33"><text:span text:style-name="Emphasis"><text:span text:style-name="T80">Indien nodig<text:tab/></text:span></text:span><text:span text:style-name="Emphasis"><text:span text:style-name="T72">Herstart de computer.<text:line-break/><text:tab/><text:tab/><text:tab/><text:tab/><text:tab/><text:tab/>Aanmelden als </text:span></text:span><text:span text:style-name="Definition"><text:span text:style-name="T94">&lt;Gebruiker&gt;</text:span></text:span><text:span text:style-name="Emphasis"><text:span text:style-name="T72">.</text:span></text:span></text:p>
              <text:p text:style-name="P36"><text:span text:style-name="Emphasis"><text:span text:style-name="T82"/></text:span></text:p>
            </text:list-item>
            <text:list-item>
              <text:p text:style-name="P41"><text:span text:style-name="Emphasis"><text:span text:style-name="T35">Indien gewenst <text:tab/></text:span></text:span><text:span text:style-name="Emphasis"><text:span text:style-name="T15">Voeg beheerder toe via </text:span></text:span><text:span text:style-name="Strong_20_Emphasis"><text:span text:style-name="T33">menu</text:span></text:span><text:span text:style-name="Emphasis"><text:span text:style-name="T15"> &gt; </text:span></text:span><text:span text:style-name="Strong_20_Emphasis"><text:span text:style-name="T33">Systeemgereedschap</text:span></text:span><text:span text:style-name="Emphasis"><text:span text:style-name="T15"> &gt; <text:line-break/></text:span></text:span><text:span text:style-name="Strong_20_Emphasis"><text:span text:style-name="T33">Gebruikers en groepen</text:span></text:span><text:span text:style-name="Emphasis"><text:span text:style-name="T15">.<text:line-break/>Klik op </text:span></text:span><text:span text:style-name="Strong_20_Emphasis"><text:span text:style-name="T33">Toevoegen</text:span></text:span><text:span text:style-name="Emphasis"><text:span text:style-name="T15">. Kies bij </text:span></text:span><text:span text:style-name="Strong_20_Emphasis"><text:span text:style-name="T33">Naam</text:span></text:span><text:span text:style-name="Emphasis"><text:span text:style-name="T15"> voor </text:span></text:span><text:span text:style-name="User_20_Entry"><text:span text:style-name="T34">Beheerder</text:span></text:span><text:span text:style-name="Emphasis"><text:span text:style-name="T15"> en klik op </text:span></text:span><text:span text:style-name="Strong_20_Emphasis"><text:span text:style-name="T22">OK</text:span></text:span><text:span text:style-name="Emphasis"><text:span text:style-name="T15">. <text:line-break/>Selecteer links </text:span></text:span><text:span text:style-name="Strong_20_Emphasis"><text:span text:style-name="T33">Beheerder</text:span></text:span><text:span text:style-name="Emphasis"><text:span text:style-name="T15"> en klik achter </text:span></text:span><text:span text:style-name="Strong_20_Emphasis"><text:span text:style-name="T33">Account type</text:span></text:span><text:span text:style-name="Emphasis"><text:span text:style-name="T15"> op </text:span></text:span><text:span text:style-name="Strong_20_Emphasis"><text:span text:style-name="T33">Change</text:span></text:span><text:span text:style-name="Emphasis"><text:span text:style-name="T15">.<text:line-break/>Kies </text:span></text:span><text:span text:style-name="Strong_20_Emphasis"><text:span text:style-name="T33">Administrator</text:span></text:span><text:span text:style-name="Emphasis"><text:span text:style-name="T15"> en klik op </text:span></text:span><text:span text:style-name="Strong_20_Emphasis"><text:span text:style-name="T33">OK</text:span></text:span><text:span text:style-name="Emphasis"><text:span text:style-name="T15">. Klik op </text:span></text:span><text:span text:style-name="Strong_20_Emphasis"><text:span text:style-name="T33">Sluiten</text:span></text:span><text:span text:style-name="Emphasis"><text:span text:style-name="T15">.</text:span></text:span></text:p>
              <text:p text:style-name="P33"><text:span text:style-name="Emphasis"><text:span text:style-name="T72"/></text:span></text:p>
              <text:p text:style-name="P33"><text:span text:style-name="Emphasis"><text:span text:style-name="T72"/></text:span></text:p>
            </text:list-item>
          </text:list>
        </text:list-item>
      </text:list>
      <text:p text:style-name="P5"/>
      <text:list xml:id="list2071754949" text:continue-numbering="true" text:style-name="L2">
        <text:list-item>
          <text:p text:style-name="P44">Hardware installeren.</text:p>
          <text:list>
            <text:list-header>
              <text:p text:style-name="P36"><text:span text:style-name="Strong_20_Emphasis"><text:span text:style-name="T2"/></text:span></text:p>
            </text:list-header>
            <text:list-item>
              <text:p text:style-name="P41"><text:span text:style-name="T45">Controleer de eventuele </text:span><text:span text:style-name="Emphasis"><text:span text:style-name="T57">specifieke</text:span></text:span><text:span text:style-name="T45"> checklist voor deze computer.</text:span></text:p>
              <text:p text:style-name="P41"><text:span text:style-name="Strong_20_Emphasis"><text:span text:style-name="T45"/></text:span></text:p>
            </text:list-item>
            <text:list-item>
              <text:p text:style-name="P41"><text:span text:style-name="Emphasis"><text:span text:style-name="T35">Indien van toepassing <text:tab/></text:span></text:span><text:span text:style-name="T45">Sluit de printer aan en zet deze aan.<text:line-break/></text:span><text:span text:style-name="T53">Venster </text:span><text:span text:style-name="Strong_20_Emphasis"><text:span text:style-name="T53">Afdrukbeheer</text:span></text:span><text:span text:style-name="T53"> opent of via </text:span><text:span text:style-name="Strong_20_Emphasis"><text:span text:style-name="T62">m</text:span></text:span><text:span text:style-name="Strong_20_Emphasis"><text:span text:style-name="T32">enu</text:span></text:span><text:span text:style-name="Emphasis"><text:span text:style-name="T12"> &gt; </text:span></text:span><text:span text:style-name="Strong_20_Emphasis"><text:span text:style-name="T32">Systeemgereedschap</text:span></text:span><text:span text:style-name="Emphasis"><text:span text:style-name="T12"> &gt; </text:span></text:span><text:span text:style-name="Strong_20_Emphasis"><text:span text:style-name="T19">Afdrukbeheer</text:span></text:span><text:span text:style-name="T12">.<text:line-break/></text:span><text:span text:style-name="T45">Klik op </text:span><text:span text:style-name="Strong_20_Emphasis"><text:span text:style-name="T59">Toevoegen</text:span></text:span><text:span text:style-name="T45">, kies </text:span><text:span text:style-name="Strong_20_Emphasis"><text:span text:style-name="T59">Merk</text:span></text:span><text:span text:style-name="T45"> en </text:span><text:span text:style-name="Strong_20_Emphasis"><text:span text:style-name="T59">Model</text:span></text:span><text:span text:style-name="T45">.<text:line-break/>Klik op </text:span><text:span text:style-name="Strong_20_Emphasis"><text:span text:style-name="T47">Toepassen</text:span></text:span><text:span text:style-name="T45">. Klik bij </text:span><text:span text:style-name="Strong_20_Emphasis"><text:span text:style-name="T47">Wilt u een testpagina afdrukken?</text:span></text:span><text:span text:style-name="T45"> op </text:span><text:span text:style-name="Strong_20_Emphasis"><text:span text:style-name="T47">Annuleren</text:span></text:span><text:span text:style-name="T45">.</text:span></text:p>
              <text:p text:style-name="P36"><text:span text:style-name="T1">Ga naar </text:span><text:span text:style-name="Strong_20_Emphasis"><text:span text:style-name="T1">Server</text:span></text:span><text:span text:style-name="T1"> &gt; </text:span><text:span text:style-name="Strong_20_Emphasis"><text:span text:style-name="T1">Instellingen</text:span></text:span><text:span text:style-name="T1">, vin</text:span><text:span text:style-name="T3">k aan <text:line-break/></text:span><text:span text:style-name="Strong_20_Emphasis"><text:span text:style-name="T3">Gedeelde printers verbonden met dit systeem publiceren</text:span></text:span><text:span text:style-name="T3">, en klik op </text:span><text:span text:style-name="Strong_20_Emphasis"><text:span text:style-name="T3">OK</text:span></text:span><text:span text:style-name="T3">.</text:span></text:p>
              <text:p text:style-name="P36"><text:span text:style-name="T3">Klik rechts op de printer en selecteer </text:span><text:span text:style-name="Strong_20_Emphasis"><text:span text:style-name="T3">Eigenschappen</text:span></text:span><text:span text:style-name="T3">. <text:line-break/>Klik links op </text:span><text:span text:style-name="Strong_20_Emphasis"><text:span text:style-name="T3">Beleidsregels</text:span></text:span><text:span text:style-name="T3"> en zorg dat alle drie opties </text:span><text:span text:style-name="Strong_20_Emphasis"><text:span text:style-name="T3">Aangezet</text:span></text:span><text:span text:style-name="T3">, </text:span><text:span text:style-name="Strong_20_Emphasis"><text:span text:style-name="T3">Accepteert taken</text:span></text:span><text:span text:style-name="T3">, en </text:span><text:span text:style-name="Strong_20_Emphasis"><text:span text:style-name="T3">Gedeeld</text:span></text:span><text:span text:style-name="T3"> zijn aangevinkt (i.v.m. printen van Windows naar Ubuntu). <text:line-break/>Klik op </text:span><text:span text:style-name="Strong_20_Emphasis"><text:span text:style-name="T3">Annuleren</text:span></text:span><text:span text:style-name="T3"> respecievelijk</text:span><text:span text:style-name="Strong_20_Emphasis"><text:span text:style-name="T3"> OK</text:span></text:span><text:span text:style-name="T3">. Sluit </text:span><text:span text:style-name="Strong_20_Emphasis"><text:span text:style-name="T74">Afdrukbeheer – localhost</text:span></text:span><text:span text:style-name="T74"> af.</text:span></text:p>
              <text:p text:style-name="P41"><text:span text:style-name="Emphasis"><text:span text:style-name="T43">Op een eventuele andere PC: </text:span></text:span><text:span text:style-name="T46">Open </text:span><text:span text:style-name="Strong_20_Emphasis"><text:span text:style-name="T60">Printers</text:span></text:span><text:span text:style-name="T46"> en ga naar </text:span><text:span text:style-name="Strong_20_Emphasis"><text:span text:style-name="T48">Server</text:span></text:span><text:span text:style-name="T46"> &gt; </text:span><text:span text:style-name="Strong_20_Emphasis"><text:span text:style-name="T48">Instellingen. <text:line-break/></text:span></text:span><text:span text:style-name="T46">Vink aan </text:span><text:span text:style-name="Strong_20_Emphasis"><text:span text:style-name="T48">Door andere systemen gedeelde printers tonen</text:span></text:span><text:span text:style-name="T46"> en klik op </text:span><text:span text:style-name="Strong_20_Emphasis"><text:span text:style-name="T48">OK</text:span></text:span><text:span text:style-name="T46">. <text:line-break/></text:span><text:span text:style-name="T17">Sluit </text:span><text:span text:style-name="Strong_20_Emphasis"><text:span text:style-name="T21">Afdrukbeheer – localhost</text:span></text:span><text:span text:style-name="T17"> af.</text:span></text:p>
              <text:p text:style-name="P37"/>
              <text:p text:style-name="P37"/>
            </text:list-item>
          </text:list>
        </text:list-item>
        <text:list-item>
          <text:p text:style-name="P31">Software installeren.</text:p>
          <text:list>
            <text:list-header>
              <text:p text:style-name="P31"/>
            </text:list-header>
            <text:list-item>
              <text:p text:style-name="P36"><text:span text:style-name="T1">Controleer de eventuele </text:span><text:span text:style-name="Emphasis"><text:span text:style-name="T89">specifieke</text:span></text:span><text:span text:style-name="T1"> checklist voor deze computer.</text:span></text:p>
              <text:p text:style-name="P39"><text:span text:style-name="Strong_20_Emphasis"><text:span text:style-name="T51"/></text:span></text:p>
            </text:list-item>
            <text:list-item>
              <text:p text:style-name="P41"><text:span text:style-name="Strong_20_Emphasis"><text:span text:style-name="T45">Voer de installatie uit via </text:span></text:span><text:span text:style-name="Strong_20_Emphasis"><text:span text:style-name="T59">LXTerminal<text:line-break/></text:span></text:span><text:span text:style-name="User_20_Entry"><text:span text:style-name="T56">$ cd /tmp;wget karelzimmer.nl/gs;bash gs<text:line-break/>$ ./install.sh</text:span></text:span><text:span text:style-name="User_20_Entry"><text:span text:style-name="T49"><text:line-break/></text:span></text:span><text:span text:style-name="User_20_Entry"><text:span text:style-name="T45">Volg de aanwijzingen van het script.</text:span></text:span></text:p>
              <text:p text:style-name="P41"><text:span text:style-name="User_20_Entry"><text:span text:style-name="T45"/></text:span></text:p>
            </text:list-item>
            <text:list-item>
              <text:p text:style-name="P42"><text:span text:style-name="User_20_Entry"><text:span text:style-name="T45">Controleer op volledigheid van de taalondersteuning via </text:span></text:span><text:span text:style-name="Strong_20_Emphasis"><text:span text:style-name="T59">menu</text:span></text:span><text:span text:style-name="User_20_Entry"><text:span text:style-name="T45"> &gt; </text:span></text:span><text:span text:style-name="Strong_20_Emphasis"><text:span text:style-name="T59">Instellingen</text:span></text:span><text:span text:style-name="User_20_Entry"><text:span text:style-name="T45"> &gt; </text:span></text:span><text:span text:style-name="Strong_20_Emphasis"><text:span text:style-name="T59">Taalondersteuning</text:span></text:span><text:span text:style-name="User_20_Entry"><text:span text:style-name="T45">. <text:line-break/></text:span></text:span><text:span text:style-name="User_20_Entry"><text:span text:style-name="T13">Bij de melding </text:span></text:span><text:span text:style-name="Strong_20_Emphasis"><text:span text:style-name="T26">De taalondersteuning is niet volledig geïnstalleerd</text:span></text:span><text:span text:style-name="User_20_Entry"><text:span text:style-name="T13"> klik op </text:span></text:span><text:span text:style-name="Strong_20_Emphasis"><text:span text:style-name="T26">Installeren</text:span></text:span><text:span text:style-name="User_20_Entry"><text:span text:style-name="T13">. <text:line-break/>Sluit </text:span></text:span><text:span text:style-name="Strong_20_Emphasis"><text:span text:style-name="T20">Taalondersteuning</text:span></text:span><text:span text:style-name="User_20_Entry"><text:span text:style-name="T13"> </text:span></text:span><text:span text:style-name="User_20_Entry"><text:span text:style-name="T14">af</text:span></text:span><text:span text:style-name="User_20_Entry"><text:span text:style-name="T13">.</text:span></text:span></text:p>
              <text:p text:style-name="P33"><text:span text:style-name="User_20_Entry"><text:span text:style-name="T4"/></text:span></text:p>
              <text:p text:style-name="P33"><text:span text:style-name="User_20_Entry"><text:span text:style-name="T4"/></text:span></text:p>
            </text:list-item>
          </text:list>
        </text:list-item>
      </text:list>
      <text:p text:style-name="P14"/>
      <text:list xml:id="list1165859577" text:continue-numbering="true" text:style-name="L2">
        <text:list-item>
          <text:p text:style-name="P45">Gebruiker inrichten.</text:p>
          <text:p text:style-name="P22"/>
          <text:list>
            <text:list-item>
              <text:p text:style-name="P31"><text:span text:style-name="T64">Controleer de eventuele </text:span><text:span text:style-name="Emphasis"><text:span text:style-name="T77">specifieke</text:span></text:span><text:span text:style-name="T64"> checklist voor deze computer.</text:span></text:p>
              <text:p text:style-name="P36"><text:span text:style-name="Emphasis"><text:span text:style-name="T89"/></text:span></text:p>
            </text:list-item>
            <text:list-item>
              <text:p text:style-name="P32">Koppel het medium aan waarop de backups staan, zoals een externe harde schijf, USB-stick, CD, of DVD.</text:p>
            </text:list-item>
            <text:list-item>
              <text:p text:style-name="P38"><text:span text:style-name="Strong_20_Emphasis"><text:span text:style-name="T6">Voer de restore uit via</text:span></text:span><text:span text:style-name="User_20_Entry"><text:span text:style-name="T100"><text:line-break/>$ ./restore.sh</text:span></text:span><text:span text:style-name="User_20_Entry"><text:span text:style-name="T99"><text:line-break/></text:span></text:span><text:span text:style-name="T5">Volg de aanwijzingen van het script.</text:span></text:p>
              <text:p text:style-name="P23"><text:span text:style-name="Strong_20_Emphasis"><text:span text:style-name="T6"/></text:span></text:p>
            </text:list-item>
            <text:list-item>
              <text:p text:style-name="P24"><text:span text:style-name="T97">Breid </text:span><text:span text:style-name="T98">de </text:span><text:span text:style-name="T95">werkblad</text:span><text:span text:style-name="T96">a</text:span><text:span text:style-name="T95">chtergrond</text:span><text:span text:style-name="T97">en uit</text:span><text:span text:style-name="User_20_Entry"><text:span text:style-name="T100"><text:line-break/>$ </text:span></text:span><text:span text:style-name="User_20_Entry"><text:span text:style-name="T102">./</text:span></text:span><text:span text:style-name="User_20_Entry"><text:span text:style-name="T103">wallpapers</text:span></text:span><text:span text:style-name="User_20_Entry"><text:span text:style-name="T102">.sh</text:span></text:span><text:span text:style-name="User_20_Entry"><text:span text:style-name="T89"><text:line-break/></text:span></text:span><text:span text:style-name="Emphasis"><text:span text:style-name="T7">Volg de aanwijzingen van het script.</text:span></text:span></text:p>
              <text:p text:style-name="P25"><text:span text:style-name="Emphasis"><text:span text:style-name="T7"/></text:span></text:p>
            </text:list-item>
            <text:list-item>
              <text:p text:style-name="P25"><text:span text:style-name="T1">Stel e-mail in via </text:span><text:span text:style-name="Strong_20_Emphasis"><text:span text:style-name="T89">menu</text:span></text:span><text:span text:style-name="T1"> &gt; </text:span><text:span text:style-name="Strong_20_Emphasis"><text:span text:style-name="T89">Internet</text:span></text:span><text:span text:style-name="T1"> &gt; </text:span><text:span text:style-name="Strong_20_Emphasis"><text:span text:style-name="T89">Sylpheed</text:span></text:span><text:span text:style-name="Strong_20_Emphasis"><text:span text:style-name="T2">.</text:span></text:span></text:p>
            </text:list-item>
            <text:list-item>
              <text:p text:style-name="P19"><text:span text:style-name="T89">Klik op </text:span><text:span text:style-name="Strong_20_Emphasis"><text:span text:style-name="T89">Versturen &amp; ontvangen</text:span></text:span><text:span text:style-name="T89">, geef het </text:span><text:span text:style-name="Strong_20_Emphasis"><text:span text:style-name="T89">POP-wachtwoord</text:span></text:span><text:span text:style-name="T89"> op en vink aan <text:line-break/></text:span><text:span text:style-name="Strong_20_Emphasis"><text:span text:style-name="T89">Dit wachtwoord onthouden</text:span></text:span><text:span text:style-name="T89">, klik op </text:span><text:span text:style-name="Strong_20_Emphasis"><text:span text:style-name="T89">OK</text:span></text:span><text:span text:style-name="T89">. </text:span><text:span text:style-name="T15">Verstuur een test-e-mail.</text:span></text:p>
            </text:list-item>
          </text:list>
          <text:p text:style-name="P19"><text:span text:style-name="Emphasis"><text:span text:style-name="T45"/></text:span></text:p>
          <text:list text:continue-numbering="true">
            <text:list-item>
              <text:p text:style-name="P19"><text:span text:style-name="T53">Activeer enkelklik om te openen via </text:span><text:span text:style-name="Strong_20_Emphasis"><text:span text:style-name="T62">menu</text:span></text:span><text:span text:style-name="T53"> &gt; </text:span><text:span text:style-name="Strong_20_Emphasis"><text:span text:style-name="T62">Hulpmiddelen</text:span></text:span><text:span text:style-name="T53"> &gt; </text:span><text:span text:style-name="Strong_20_Emphasis"><text:span text:style-name="T62">Bestandsbeheerder</text:span></text:span><text:span text:style-name="T53"> of klik op </text:span><text:span text:style-name="Strong_20_Emphasis"><text:span text:style-name="T62">Bestandsbeheerder</text:span></text:span><text:span text:style-name="T53"> linksonder op het paneel.<text:line-break/>Ga naar </text:span><text:span text:style-name="Strong_20_Emphasis"><text:span text:style-name="T53">Bewerken</text:span></text:span><text:span text:style-name="T53"> &gt; </text:span><text:span text:style-name="Strong_20_Emphasis"><text:span text:style-name="T53">Voorkeuren</text:span></text:span><text:span text:style-name="T53"> &gt; tabblad </text:span><text:span text:style-name="Strong_20_Emphasis"><text:span text:style-name="T53">Algemeen</text:span></text:span><text:span text:style-name="T53">. <text:line-break/>Kies </text:span><text:span text:style-name="Strong_20_Emphasis"><text:span text:style-name="T53">Open bestanden met enkele muisklik</text:span></text:span><text:span text:style-name="T53">. Klik op </text:span><text:span text:style-name="Strong_20_Emphasis"><text:span text:style-name="T53">Sluiten</text:span></text:span><text:span text:style-name="T53">. Sluit het scherm.</text:span></text:p>
              <text:p text:style-name="P36"><text:span text:style-name="Emphasis"><text:span text:style-name="T83"/></text:span></text:p>
              <text:p text:style-name="P26"/>
            </text:list-item>
          </text:list>
        </text:list-item>
        <text:list-item>
          <text:p text:style-name="P26">Installatie afronden.</text:p>
          <text:p text:style-name="P26"/>
          <text:list>
            <text:list-item>
              <text:p text:style-name="P19"><text:span text:style-name="Strong_20_Emphasis"><text:span text:style-name="T45">Controleer de eventuele </text:span></text:span><text:span text:style-name="Emphasis"><text:span text:style-name="T57">specifieke</text:span></text:span><text:span text:style-name="Strong_20_Emphasis"><text:span text:style-name="T45"> checklist voor deze computer.</text:span></text:span></text:p>
              <text:p text:style-name="P27"/>
            </text:list-item>
          </text:list>
        </text:list-item>
      </text:list>
      <text:p text:style-name="P3"/>
      <text:list xml:id="list4672121421971847060" text:style-name="L3">
        <text:list-header>
          <text:p text:style-name="P28"><text:span text:style-name="T87">NOTE</text:span><text:span text:style-name="Strong_20_Emphasis"><text:span text:style-name="T62"><text:tab/><text:tab/></text:span></text:span><text:span text:style-name="T51">Installatie </text:span><text:span text:style-name="Definition"><text:span text:style-name="T90">&lt;Computernaam&gt;</text:span></text:span><text:span text:style-name="T51"> voltooid.</text:span></text:p>
          <text:p text:style-name="P28"><text:span text:style-name="Strong_20_Emphasis"><text:span text:style-name="T62"><text:tab/><text:tab/><text:tab/><text:tab/></text:span></text:span><text:span text:style-name="T51">Checklist eindigt hier.</text:span></text:p>
        </text:list-header>
      </text:list>
      <text:p text:style-name="P15"/>
      <text:p text:style-name="P15"/>
      <text:p text:style-name="P15"/>
      <text:p text:style-name="P16">Dit werk is gelicenseerd onder een Creative Commons Naamsvermelding-GelijkDelen 3.0 Nederland <text:span text:style-name="T101">licenti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0.5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 Mono1" fo:font-size="11pt" fo:font-style="italic" style:text-underline-style="none" fo:font-weight="normal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2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Lubuntu 12.04 desktop</text:file-name></text:span><text:span text:style-name="MT1"><text:tab/></text:span><text:tab/><text:span text:style-name="MT1"><text:date style:data-style-name="N36" text:date-value="2013-07-26T23:18:23.99">26-07-2013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7-26T23:18:23</dc:date>
    <meta:printed-by>Karel Zimmer</meta:printed-by>
    <meta:print-date>2012-12-06T09:10:56</meta:print-date>
    <meta:keyword>Installatie</meta:keyword>
    <meta:keyword>Checklist</meta:keyword>
    <meta:keyword>Linux</meta:keyword>
    <meta:editing-cycles>3088</meta:editing-cycles>
    <meta:editing-duration>P7DT6H44M29S</meta:editing-duration>
    <dc:creator>Karel Zimmer</dc:creator>
    <meta:document-statistic meta:table-count="0" meta:image-count="0" meta:object-count="0" meta:page-count="4" meta:paragraph-count="62" meta:word-count="944" meta:character-count="6697" meta:non-whitespace-character-count="5664"/>
    <meta:user-defined meta:name="Info 1"/>
    <meta:user-defined meta:name="Info 2"/>
    <meta:user-defined meta:name="Info 3"/>
    <meta:user-defined meta:name="Info 4"/>
  </office:meta>
</office:document-meta>
</file>